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7900000066DB6930B4E9D6864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Wingdings" svg:font-family="Wingdings" style:font-adornments="Normal"/>
    <style:font-face style:name="Arial2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First_20_Page">
      <style:table-properties style:width="17cm" style:page-number="auto" table:align="margins" fo:background-color="transparent">
        <style:background-image/>
      </style:table-properties>
    </style:style>
    <style:style style:name="Tableau1.A" style:family="table-column">
      <style:table-column-properties style:column-width="1.995cm" style:rel-column-width="7690*"/>
    </style:style>
    <style:style style:name="Tableau1.B" style:family="table-column">
      <style:table-column-properties style:column-width="13.012cm" style:rel-column-width="50160*"/>
    </style:style>
    <style:style style:name="Tableau1.C" style:family="table-column">
      <style:table-column-properties style:column-width="1.993cm" style:rel-column-width="7685*"/>
    </style:style>
    <style:style style:name="Tableau1.A1" style:family="table-cell">
      <style:table-cell-properties style:vertical-align="middle" fo:padding="0.097cm" fo:border-left="none" fo:border-right="none" fo:border-top="1pt solid #215868" fo:border-bottom="1pt solid #215868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none" fo:border-right="none" fo:border-top="0.5pt solid #215868" fo:border-bottom="0.5pt solid #215868"/>
    </style:style>
    <style:style style:name="Tableau2.A2" style:family="table-cell">
      <style:table-cell-properties fo:padding="0.097cm" fo:border-left="none" fo:border-right="none" fo:border-top="none" fo:border-bottom="0.5pt solid #215868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831cm" style:rel-column-width="10916*"/>
    </style:style>
    <style:style style:name="Tableau3.B" style:family="table-column">
      <style:table-column-properties style:column-width="14.169cm" style:rel-column-width="5461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002cm" table:align="margins"/>
    </style:style>
    <style:style style:name="Tableau5.A" style:family="table-column">
      <style:table-column-properties style:column-width="9.001cm" style:rel-column-width="32767*"/>
    </style:style>
    <style:style style:name="Tableau5.B" style:family="table-column">
      <style:table-column-properties style:column-width="9.001cm" style:rel-column-width="32768*"/>
    </style:style>
    <style:style style:name="Tableau5.A1" style:family="table-cell">
      <style:table-cell-properties fo:padding="0.097cm" fo:border-left="none" fo:border-right="none" fo:border-top="0.5pt solid #215868" fo:border-bottom="0.5pt solid #215868"/>
    </style:style>
    <style:style style:name="Tableau5.A2" style:family="table-cell">
      <style:table-cell-properties fo:padding="0.097cm" fo:border-left="none" fo:border-right="none" fo:border-top="none" fo:border-bottom="0.5pt solid #215868"/>
    </style:style>
    <style:style style:name="P1" style:family="paragraph" style:parent-style-name="Header">
      <style:text-properties officeooo:paragraph-rsid="0027c9e5"/>
    </style:style>
    <style:style style:name="P2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P3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P6" style:family="paragraph" style:parent-style-name="Table_20_Contents">
      <style:text-properties style:font-name="Calibri1" officeooo:rsid="0005ff76" officeooo:paragraph-rsid="0005ff76"/>
    </style:style>
    <style:style style:name="P7" style:family="paragraph" style:parent-style-name="Table_20_Contents">
      <style:paragraph-properties fo:text-align="center" style:justify-single-word="false"/>
      <style:text-properties style:font-name="Calibri1" fo:font-size="16pt" fo:font-weight="bold" officeooo:paragraph-rsid="001016fc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1" fo:font-size="16pt" fo:font-weight="bold" officeooo:rsid="001016fc" officeooo:paragraph-rsid="001016fc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1" officeooo:rsid="0036b74b" officeooo:paragraph-rsid="0036b74b"/>
    </style:style>
    <style:style style:name="P10" style:family="paragraph" style:parent-style-name="Table_20_Contents">
      <style:paragraph-properties fo:text-align="center" style:justify-single-word="false"/>
      <style:text-properties style:font-name="Calibri1" fo:font-weight="bold" officeooo:rsid="004808f6" officeooo:paragraph-rsid="004808f6" style:font-weight-asian="bold" style:font-weight-complex="bold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text-properties fo:font-weight="bold" officeooo:rsid="000ddc92" officeooo:paragraph-rsid="000ddc92" style:font-weight-asian="bold" style:font-weight-complex="bold"/>
    </style:style>
    <style:style style:name="P13" style:family="paragraph" style:parent-style-name="Table_20_Contents">
      <style:text-properties fo:font-weight="bold" officeooo:rsid="00250777" officeooo:paragraph-rsid="00250777" style:font-weight-asian="bold" style:font-weight-complex="bold"/>
    </style:style>
    <style:style style:name="P14" style:family="paragraph" style:parent-style-name="Table_20_Contents">
      <style:text-properties fo:font-weight="bold" officeooo:rsid="0031eb6b" officeooo:paragraph-rsid="0031eb6b" style:font-weight-asian="bold" style:font-weight-complex="bold"/>
    </style:style>
    <style:style style:name="P15" style:family="paragraph" style:parent-style-name="Table_20_Contents">
      <style:text-properties fo:font-weight="bold" officeooo:rsid="004808f6" officeooo:paragraph-rsid="004808f6" style:font-weight-asian="bold" style:font-weight-complex="bold"/>
    </style:style>
    <style:style style:name="P16" style:family="paragraph" style:parent-style-name="Table_20_Contents">
      <style:text-properties fo:font-weight="bold" officeooo:rsid="004a2210" officeooo:paragraph-rsid="004a2210" style:font-weight-asian="bold" style:font-weight-complex="bold"/>
    </style:style>
    <style:style style:name="P17" style:family="paragraph" style:parent-style-name="Table_20_Contents">
      <style:text-properties officeooo:rsid="00150693" officeooo:paragraph-rsid="00150693"/>
    </style:style>
    <style:style style:name="P18" style:family="paragraph" style:parent-style-name="Table_20_Contents">
      <style:text-properties officeooo:rsid="00250777" officeooo:paragraph-rsid="00250777"/>
    </style:style>
    <style:style style:name="P19" style:family="paragraph" style:parent-style-name="Table_20_Contents">
      <style:paragraph-properties fo:text-align="justify" style:justify-single-word="false"/>
      <style:text-properties officeooo:rsid="004a2210" officeooo:paragraph-rsid="004a2210" fo:background-color="transparent"/>
    </style:style>
    <style:style style:name="P20" style:family="paragraph" style:parent-style-name="Table_20_Contents">
      <style:paragraph-properties fo:text-align="justify" style:justify-single-word="false"/>
      <style:text-properties fo:font-style="normal" officeooo:rsid="004a2210" officeooo:paragraph-rsid="004a2210" fo:background-color="transparent" style:font-style-asian="normal" style:font-style-complex="normal"/>
    </style:style>
    <style:style style:name="P21" style:family="paragraph" style:parent-style-name="Standard">
      <style:text-properties officeooo:paragraph-rsid="0027c9e5"/>
    </style:style>
    <style:style style:name="P22" style:family="paragraph" style:parent-style-name="Standard">
      <style:text-properties officeooo:paragraph-rsid="000f329f"/>
    </style:style>
    <style:style style:name="P23" style:family="paragraph" style:parent-style-name="Standard">
      <style:text-properties officeooo:paragraph-rsid="0010f1f2"/>
    </style:style>
    <style:style style:name="P24" style:family="paragraph" style:parent-style-name="Standard">
      <style:text-properties officeooo:paragraph-rsid="0002abc8"/>
    </style:style>
    <style:style style:name="P25" style:family="paragraph" style:parent-style-name="Standard">
      <style:text-properties officeooo:rsid="000f329f" officeooo:paragraph-rsid="0002abc8"/>
    </style:style>
    <style:style style:name="P26" style:family="paragraph" style:parent-style-name="Standard">
      <style:text-properties officeooo:rsid="000f329f" officeooo:paragraph-rsid="004a2210"/>
    </style:style>
    <style:style style:name="P27" style:family="paragraph" style:parent-style-name="Standard">
      <style:paragraph-properties fo:text-align="start" style:justify-single-word="false"/>
      <style:text-properties officeooo:rsid="002b0e5c" officeooo:paragraph-rsid="001b3094" fo:background-color="transparent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3c2cd3" officeooo:paragraph-rsid="003c2cd3" fo:background-color="transparent" style:font-weight-asian="normal" style:font-weight-complex="normal"/>
    </style:style>
    <style:style style:name="P29" style:family="paragraph" style:parent-style-name="Standard">
      <style:text-properties fo:font-style="normal" fo:font-weight="normal" officeooo:rsid="00491dbd" officeooo:paragraph-rsid="004953ad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officeooo:paragraph-rsid="004953ad"/>
    </style:style>
    <style:style style:name="P31" style:family="paragraph" style:parent-style-name="Standard">
      <style:paragraph-properties fo:text-align="start" style:justify-single-word="false"/>
      <style:text-properties officeooo:paragraph-rsid="003c2cd3"/>
    </style:style>
    <style:style style:name="P32" style:family="paragraph" style:parent-style-name="Standard">
      <style:text-properties officeooo:paragraph-rsid="004a2210"/>
    </style:style>
    <style:style style:name="P33" style:family="paragraph" style:parent-style-name="Standard">
      <style:text-properties officeooo:paragraph-rsid="004e8400"/>
    </style:style>
    <style:style style:name="P34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35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36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37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38" style:family="paragraph" style:parent-style-name="Text_20_body">
      <style:text-properties officeooo:rsid="001b3094" officeooo:paragraph-rsid="004808f6"/>
    </style:style>
    <style:style style:name="P39" style:family="paragraph" style:parent-style-name="Text_20_body">
      <style:text-properties officeooo:rsid="001b3094" officeooo:paragraph-rsid="0048f861"/>
    </style:style>
    <style:style style:name="P40" style:family="paragraph" style:parent-style-name="Text_20_body">
      <style:paragraph-properties fo:text-align="start" style:justify-single-word="false"/>
      <style:text-properties officeooo:paragraph-rsid="004953ad"/>
    </style:style>
    <style:style style:name="P41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normal" officeooo:rsid="000f329f" officeooo:paragraph-rsid="0010d63e" style:font-weight-asian="normal" style:font-weight-complex="normal"/>
    </style:style>
    <style:style style:name="P42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normal" officeooo:rsid="001016fc" officeooo:paragraph-rsid="0010d63e" style:font-weight-asian="normal" style:font-weight-complex="normal"/>
    </style:style>
    <style:style style:name="P43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bold" officeooo:rsid="000f329f" officeooo:paragraph-rsid="0010d63e" style:font-weight-asian="bold" style:font-weight-complex="bold"/>
    </style:style>
    <style:style style:name="P44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123ecb"/>
    </style:style>
    <style:style style:name="P45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normal" officeooo:rsid="00123ecb" officeooo:paragraph-rsid="003a0884" style:font-weight-asian="normal" style:font-weight-complex="normal"/>
    </style:style>
    <style:style style:name="P46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normal" officeooo:rsid="003a0884" officeooo:paragraph-rsid="003a0884" style:font-weight-asian="normal" style:font-weight-complex="normal"/>
    </style:style>
    <style:style style:name="P47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size="11pt" fo:font-weight="bold" officeooo:rsid="003a0884" officeooo:paragraph-rsid="003a0884" style:font-size-asian="11pt" style:font-weight-asian="bold" style:font-size-complex="11pt" style:font-weight-complex="bold"/>
    </style:style>
    <style:style style:name="P48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size="11pt" fo:font-weight="bold" officeooo:rsid="003a0884" officeooo:paragraph-rsid="0048f861" style:font-size-asian="11pt" style:font-weight-asian="bold" style:font-size-complex="11pt" style:font-weight-complex="bold"/>
    </style:style>
    <style:style style:name="P49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style="italic" fo:font-weight="bold" officeooo:rsid="003a0884" officeooo:paragraph-rsid="0048f861" style:font-style-asian="italic" style:font-weight-asian="bold" style:font-style-complex="italic" style:font-weight-complex="bold"/>
    </style:style>
    <style:style style:name="P50" style:family="paragraph" style:parent-style-name="Text_20_body">
      <loext:graphic-properties draw:fill="none" draw:fill-color="#eaf3f5"/>
      <style:paragraph-properties fo:background-color="transparent" fo:padding="0.049cm" fo:border="none"/>
      <style:text-properties officeooo:rsid="0010d63e" officeooo:paragraph-rsid="00123ecb"/>
    </style:style>
    <style:style style:name="P51" style:family="paragraph" style:parent-style-name="Text_20_body">
      <loext:graphic-properties draw:fill="none" draw:fill-color="#eaf3f5"/>
      <style:paragraph-properties fo:background-color="transparent" fo:padding="0.049cm" fo:border="none"/>
      <style:text-properties fo:font-weight="bold" officeooo:rsid="00123ecb" officeooo:paragraph-rsid="00123ecb" style:font-weight-asian="bold" style:font-weight-complex="bold"/>
    </style:style>
    <style:style style:name="P52" style:family="paragraph" style:parent-style-name="Table_20_Contents" style:list-style-name="L1">
      <style:paragraph-properties fo:text-align="start" style:justify-single-word="false"/>
      <style:text-properties officeooo:rsid="0036b74b" officeooo:paragraph-rsid="0036b74b" fo:background-color="#fff200"/>
    </style:style>
    <style:style style:name="P53" style:family="paragraph" style:parent-style-name="Table_20_Contents">
      <style:paragraph-properties fo:text-align="start" style:justify-single-word="false"/>
      <style:text-properties officeooo:rsid="0036b74b" officeooo:paragraph-rsid="0036b74b" fo:background-color="#fff200"/>
    </style:style>
    <style:style style:name="P54" style:family="paragraph" style:parent-style-name="Table_20_Contents" style:list-style-name="L2">
      <style:paragraph-properties fo:text-align="start" style:justify-single-word="false"/>
      <style:text-properties officeooo:rsid="0030fbdc" officeooo:paragraph-rsid="0030fbdc" fo:background-color="#fff200"/>
    </style:style>
    <style:style style:name="P55" style:family="paragraph" style:parent-style-name="Table_20_Contents">
      <style:paragraph-properties fo:text-align="start" style:justify-single-word="false"/>
      <style:text-properties officeooo:rsid="0030fbdc" officeooo:paragraph-rsid="0030fbdc" fo:background-color="#fff200"/>
    </style:style>
    <style:style style:name="P56" style:family="paragraph" style:parent-style-name="Table_20_Contents" style:list-style-name="L13">
      <style:paragraph-properties fo:text-align="justify" style:justify-single-word="false"/>
      <style:text-properties officeooo:rsid="004a2210" officeooo:paragraph-rsid="004a2210" fo:background-color="transparent"/>
    </style:style>
    <style:style style:name="P57" style:family="paragraph" style:parent-style-name="Table_20_Contents" style:list-style-name="L14">
      <style:paragraph-properties fo:text-align="justify" style:justify-single-word="false"/>
      <style:text-properties fo:font-style="normal" fo:font-weight="normal" officeooo:rsid="004a2210" officeooo:paragraph-rsid="004a2210" fo:background-color="transparent" style:font-style-asian="normal" style:font-weight-asian="normal" style:font-style-complex="normal" style:font-weight-complex="normal"/>
    </style:style>
    <style:style style:name="P58" style:family="paragraph" style:parent-style-name="Table_20_Contents">
      <style:paragraph-properties fo:text-align="justify" style:justify-single-word="false"/>
      <style:text-properties style:text-line-through-style="solid" style:text-line-through-type="single" officeooo:rsid="0036b74b" officeooo:paragraph-rsid="0036b74b" fo:background-color="#fff200"/>
    </style:style>
    <style:style style:name="P59" style:family="paragraph" style:parent-style-name="Table_20_Contents" style:list-style-name="L1">
      <style:paragraph-properties fo:text-align="start" style:justify-single-word="false"/>
      <style:text-properties style:text-line-through-style="solid" style:text-line-through-type="single" officeooo:rsid="0036b74b" officeooo:paragraph-rsid="0036b74b" fo:background-color="#fff200"/>
    </style:style>
    <style:style style:name="P60" style:family="paragraph" style:parent-style-name="Table_20_Contents">
      <style:paragraph-properties fo:text-align="start" style:justify-single-word="false"/>
      <style:text-properties style:text-line-through-style="solid" style:text-line-through-type="single" fo:font-weight="bold" officeooo:rsid="0030fbdc" officeooo:paragraph-rsid="0030fbdc" fo:background-color="#fff200" style:font-weight-asian="bold" style:font-weight-complex="bold"/>
    </style:style>
    <style:style style:name="P61" style:family="paragraph" style:parent-style-name="Table_20_Contents">
      <style:text-properties officeooo:rsid="00470307" officeooo:paragraph-rsid="00470307" fo:background-color="#ffff00"/>
    </style:style>
    <style:style style:name="P62" style:family="paragraph" style:parent-style-name="Standard" style:list-style-name="L4">
      <style:text-properties officeooo:rsid="0007902b" officeooo:paragraph-rsid="003a0884"/>
    </style:style>
    <style:style style:name="P63" style:family="paragraph" style:parent-style-name="Standard" style:list-style-name="L8">
      <style:paragraph-properties fo:text-align="start" style:justify-single-word="false"/>
      <style:text-properties officeooo:rsid="002b0e5c" officeooo:paragraph-rsid="0048f861" fo:background-color="transparent"/>
    </style:style>
    <style:style style:name="P64" style:family="paragraph" style:parent-style-name="Standard">
      <style:text-properties fo:font-style="normal" fo:font-weight="bold" officeooo:rsid="00491dbd" officeooo:paragraph-rsid="004953ad" style:font-style-asian="normal" style:font-weight-asian="bold" style:font-style-complex="normal" style:font-weight-complex="bold"/>
    </style:style>
    <style:style style:name="P65" style:family="paragraph" style:parent-style-name="Standard" style:list-style-name="L10">
      <style:text-properties fo:font-style="normal" fo:font-weight="normal" officeooo:rsid="004953ad" officeooo:paragraph-rsid="004953ad" style:font-style-asian="normal" style:font-weight-asian="normal" style:font-style-complex="normal" style:font-weight-complex="normal"/>
    </style:style>
    <style:style style:name="P66" style:family="paragraph" style:parent-style-name="Standard" style:list-style-name="L10">
      <style:text-properties fo:font-weight="normal" officeooo:rsid="004953ad" officeooo:paragraph-rsid="004953ad" style:font-weight-asian="normal" style:font-weight-complex="normal"/>
    </style:style>
    <style:style style:name="P67" style:family="paragraph" style:parent-style-name="Standard" style:list-style-name="L8">
      <style:paragraph-properties fo:text-align="start" style:justify-single-word="false"/>
      <style:text-properties fo:font-weight="bold" officeooo:rsid="003ab473" officeooo:paragraph-rsid="001b3094" fo:background-color="transparent" style:font-weight-asian="bold" style:font-weight-complex="bold"/>
    </style:style>
    <style:style style:name="P68" style:family="paragraph" style:parent-style-name="Standard">
      <style:text-properties officeooo:rsid="004e8400" officeooo:paragraph-rsid="005050b3"/>
    </style:style>
    <style:style style:name="P69" style:family="paragraph" style:parent-style-name="Standard" style:list-style-name="L12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3c2cd3"/>
    </style:style>
    <style:style style:name="P70" style:family="paragraph" style:parent-style-name="Heading_20_1">
      <style:text-properties officeooo:rsid="000a4330" officeooo:paragraph-rsid="000a4330"/>
    </style:style>
    <style:style style:name="P71" style:family="paragraph" style:parent-style-name="Heading_20_1">
      <style:text-properties officeooo:rsid="0010d63e" officeooo:paragraph-rsid="0010d63e"/>
    </style:style>
    <style:style style:name="P72" style:family="paragraph" style:parent-style-name="Heading_20_1">
      <style:text-properties officeooo:rsid="00150693" officeooo:paragraph-rsid="00150693"/>
    </style:style>
    <style:style style:name="P73" style:family="paragraph" style:parent-style-name="Heading_20_1">
      <style:text-properties officeooo:rsid="00150693" officeooo:paragraph-rsid="004e8400"/>
    </style:style>
    <style:style style:name="P74" style:family="paragraph" style:parent-style-name="Heading_20_1">
      <style:paragraph-properties fo:text-align="start" style:justify-single-word="false"/>
      <style:text-properties officeooo:paragraph-rsid="004808f6"/>
    </style:style>
    <style:style style:name="P75" style:family="paragraph" style:parent-style-name="Heading_20_1">
      <style:paragraph-properties fo:text-align="start" style:justify-single-word="false"/>
      <style:text-properties officeooo:rsid="00150693" officeooo:paragraph-rsid="004953ad" fo:background-color="transparent"/>
    </style:style>
    <style:style style:name="P76" style:family="paragraph" style:parent-style-name="Heading_20_1">
      <style:paragraph-properties fo:text-align="start" style:justify-single-word="false"/>
      <style:text-properties fo:font-weight="bold" officeooo:rsid="00150693" officeooo:paragraph-rsid="003c2cd3" fo:background-color="transparent" style:font-weight-asian="bold" style:font-weight-complex="bold"/>
    </style:style>
    <style:style style:name="P77" style:family="paragraph" style:parent-style-name="Heading_20_1">
      <style:text-properties officeooo:rsid="00139edd" officeooo:paragraph-rsid="00139edd"/>
    </style:style>
    <style:style style:name="P78" style:family="paragraph" style:parent-style-name="Heading_20_1">
      <style:paragraph-properties fo:break-before="page"/>
      <style:text-properties officeooo:rsid="00139edd" officeooo:paragraph-rsid="00139edd"/>
    </style:style>
    <style:style style:name="P79" style:family="paragraph" style:parent-style-name="Text_20_body" style:list-style-name="L3">
      <style:text-properties officeooo:rsid="0034eadc" officeooo:paragraph-rsid="0034eadc"/>
    </style:style>
    <style:style style:name="P80" style:family="paragraph" style:parent-style-name="Text_20_body" style:list-style-name="L5"/>
    <style:style style:name="P81" style:family="paragraph" style:parent-style-name="Text_20_body" style:list-style-name="L5">
      <style:text-properties officeooo:rsid="00161f00"/>
    </style:style>
    <style:style style:name="P82" style:family="paragraph" style:parent-style-name="Text_20_body" style:list-style-name="L6">
      <style:text-properties officeooo:rsid="00161f00" officeooo:paragraph-rsid="00161f00"/>
    </style:style>
    <style:style style:name="P83" style:family="paragraph" style:parent-style-name="Text_20_body" style:list-style-name="L7">
      <style:text-properties officeooo:rsid="0017f4e8" officeooo:paragraph-rsid="0017f4e8"/>
    </style:style>
    <style:style style:name="P84" style:family="paragraph" style:parent-style-name="Text_20_body" style:list-style-name="L7">
      <style:text-properties officeooo:rsid="004808f6" officeooo:paragraph-rsid="004808f6"/>
    </style:style>
    <style:style style:name="P85" style:family="paragraph" style:parent-style-name="Text_20_body" style:list-style-name="L12">
      <style:paragraph-properties fo:text-align="start" style:justify-single-word="false"/>
      <style:text-properties officeooo:paragraph-rsid="004953ad"/>
    </style:style>
    <style:style style:name="P86" style:family="paragraph" style:parent-style-name="Text_20_body" style:list-style-name="L12">
      <style:paragraph-properties fo:text-align="start" style:justify-single-word="false"/>
      <style:text-properties officeooo:paragraph-rsid="004a2210"/>
    </style:style>
    <style:style style:name="P87" style:family="paragraph" style:parent-style-name="Text_20_body" style:list-style-name="L15">
      <style:text-properties officeooo:paragraph-rsid="00139edd"/>
    </style:style>
    <style:style style:name="P88" style:family="paragraph" style:parent-style-name="Text_20_body">
      <style:text-properties officeooo:rsid="0023792d" officeooo:paragraph-rsid="00139edd"/>
    </style:style>
    <style:style style:name="P89" style:family="paragraph" style:parent-style-name="Text_20_body" style:list-style-name="L9" style:master-page-name="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style:page-number="auto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style="normal" fo:font-weight="normal" officeooo:rsid="00491dbd" officeooo:paragraph-rsid="00491dbd" style:font-style-asian="normal" style:font-weight-asian="normal" style:font-style-complex="normal" style:font-weight-complex="normal"/>
    </style:style>
    <style:style style:name="P90" style:family="paragraph" style:parent-style-name="Text_20_body" style:list-style-name="L9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style="normal" fo:font-weight="normal" officeooo:rsid="00491dbd" officeooo:paragraph-rsid="00491dbd" style:font-style-asian="normal" style:font-weight-asian="normal" style:font-style-complex="normal" style:font-weight-complex="normal"/>
    </style:style>
    <style:style style:name="P91" style:family="paragraph" style:parent-style-name="Text_20_body" style:list-style-name="L11" style:master-page-name="">
      <loext:graphic-properties draw:fill="solid" draw:fill-color="#eaf3f5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style="normal" fo:font-weight="normal" officeooo:rsid="00491dbd" officeooo:paragraph-rsid="004953ad" style:font-style-asian="normal" style:font-weight-asian="normal" style:font-style-complex="normal" style:font-weight-complex="normal"/>
    </style:style>
    <style:style style:name="P92" style:family="paragraph" style:parent-style-name="Text_20_body" style:list-style-name="L11">
      <loext:graphic-properties draw:fill="solid" draw:fill-color="#eaf3f5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style="normal" fo:font-weight="normal" officeooo:rsid="00491dbd" officeooo:paragraph-rsid="004953ad" style:font-style-asian="normal" style:font-weight-asian="normal" style:font-style-complex="normal" style:font-weight-complex="normal"/>
    </style:style>
    <style:style style:name="P93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4e8400" officeooo:paragraph-rsid="004e8400" style:font-weight-asian="bold" style:font-weight-complex="bold"/>
    </style:style>
    <style:style style:name="P94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paragraph-rsid="00123ecb"/>
    </style:style>
    <style:style style:name="P95" style:family="paragraph" style:parent-style-name="Text_20_body">
      <loext:graphic-properties draw:fill="none" draw:fill-color="#eaf3f5"/>
      <style:paragraph-properties fo:background-color="transparent" fo:padding="0.049cm" fo:border="none"/>
      <style:text-properties officeooo:paragraph-rsid="00123ecb"/>
    </style:style>
    <style:style style:name="T1" style:family="text">
      <style:text-properties officeooo:rsid="00426943"/>
    </style:style>
    <style:style style:name="T2" style:family="text">
      <style:text-properties officeooo:rsid="003c2cd3"/>
    </style:style>
    <style:style style:name="T3" style:family="text">
      <style:text-properties officeooo:rsid="003a0884"/>
    </style:style>
    <style:style style:name="T4" style:family="text">
      <style:text-properties officeooo:rsid="000f329f"/>
    </style:style>
    <style:style style:name="T5" style:family="text">
      <style:text-properties officeooo:rsid="001016f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8b2cb" style:font-weight-asian="bold" style:font-weight-complex="bold"/>
    </style:style>
    <style:style style:name="T8" style:family="text">
      <style:text-properties fo:font-weight="bold" officeooo:rsid="004808f6" style:font-weight-asian="bold" style:font-weight-complex="bold"/>
    </style:style>
    <style:style style:name="T9" style:family="text">
      <style:text-properties fo:font-weight="bold" officeooo:rsid="00123ecb" style:font-weight-asian="bold" style:font-weight-complex="bold"/>
    </style:style>
    <style:style style:name="T10" style:family="text">
      <style:text-properties fo:color="#579d1c" fo:font-weight="bold" style:font-weight-asian="bold" style:font-weight-complex="bold"/>
    </style:style>
    <style:style style:name="T11" style:family="text">
      <style:text-properties officeooo:rsid="00161f00"/>
    </style:style>
    <style:style style:name="T12" style:family="text">
      <style:text-properties officeooo:rsid="00338a92"/>
    </style:style>
    <style:style style:name="T13" style:family="text">
      <style:text-properties officeooo:rsid="0026f227"/>
    </style:style>
    <style:style style:name="T14" style:family="text">
      <style:text-properties officeooo:rsid="002b8783"/>
    </style:style>
    <style:style style:name="T15" style:family="text">
      <style:text-properties officeooo:rsid="0010d63e"/>
    </style:style>
    <style:style style:name="T16" style:family="text">
      <style:text-properties officeooo:rsid="0038b2cb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officeooo:rsid="003a0884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a0884" style:font-weight-asian="normal" style:font-weight-complex="normal"/>
    </style:style>
    <style:style style:name="T22" style:family="text">
      <style:text-properties fo:font-weight="normal" fo:background-color="#ffff00" loext:char-shading-value="0" style:font-weight-asian="normal" style:font-weight-complex="normal"/>
    </style:style>
    <style:style style:name="T23" style:family="text">
      <style:text-properties fo:font-weight="normal" fo:background-color="#ffff00" loext:char-shading-value="0" style:font-weight-asian="normal" style:font-weight-complex="normal"/>
    </style:style>
    <style:style style:name="T24" style:family="text">
      <style:text-properties style:font-name="Arial" style:font-name-complex="Arial"/>
    </style:style>
    <style:style style:name="T25" style:family="text">
      <style:text-properties fo:color="#0369a3" fo:font-weight="bold" style:font-weight-asian="bold" style:font-weight-complex="bold"/>
    </style:style>
    <style:style style:name="T26" style:family="text">
      <style:text-properties fo:color="#0369a3" fo:font-weight="bold" officeooo:rsid="0010d63e" style:font-weight-asian="bold" style:font-weight-complex="bold"/>
    </style:style>
    <style:style style:name="T27" style:family="text">
      <style:text-properties officeooo:rsid="004808f6"/>
    </style:style>
    <style:style style:name="T28" style:family="text">
      <style:text-properties officeooo:rsid="00150693" fo:background-color="transparent" loext:char-shading-value="0"/>
    </style:style>
    <style:style style:name="T29" style:family="text">
      <style:text-properties officeooo:rsid="003a0884" fo:background-color="transparent" loext:char-shading-value="0"/>
    </style:style>
    <style:style style:name="T30" style:family="text">
      <style:text-properties officeooo:rsid="004808f6" fo:background-color="transparent" loext:char-shading-value="0"/>
    </style:style>
    <style:style style:name="T31" style:family="text">
      <style:text-properties officeooo:rsid="00491dbd" fo:background-color="transparent" loext:char-shading-value="0"/>
    </style:style>
    <style:style style:name="T32" style:family="text">
      <style:text-properties officeooo:rsid="004953ad" fo:background-color="transparent" loext:char-shading-value="0"/>
    </style:style>
    <style:style style:name="T33" style:family="text">
      <style:text-properties officeooo:rsid="004a2210" fo:background-color="transparent" loext:char-shading-value="0"/>
    </style:style>
    <style:style style:name="T34" style:family="text">
      <style:text-properties officeooo:rsid="001ca720" fo:background-color="transparent" loext:char-shading-value="0"/>
    </style:style>
    <style:style style:name="T35" style:family="text">
      <style:text-properties officeooo:rsid="0035f501" fo:background-color="transparent" loext:char-shading-value="0"/>
    </style:style>
    <style:style style:name="T36" style:family="text">
      <style:text-properties officeooo:rsid="0048f861"/>
    </style:style>
    <style:style style:name="T37" style:family="text">
      <style:text-properties officeooo:rsid="00491dbd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491dbd" style:font-style-asian="normal" style:font-style-complex="normal"/>
    </style:style>
    <style:style style:name="T40" style:family="text">
      <style:text-properties officeooo:rsid="004953ad"/>
    </style:style>
    <style:style style:name="T41" style:family="text">
      <style:text-properties style:font-name="Wingdings" officeooo:rsid="004a2210" fo:background-color="transparent" loext:char-shading-value="0" style:font-name-asian="Wingdings" style:font-name-complex="Wingdings"/>
    </style:style>
    <style:style style:name="T42" style:family="text">
      <style:text-properties officeooo:rsid="004d4fb2"/>
    </style:style>
    <style:style style:name="T43" style:family="text">
      <style:text-properties officeooo:rsid="004e8400"/>
    </style:style>
    <style:style style:name="T44" style:family="text">
      <style:text-properties officeooo:rsid="004ff4e3"/>
    </style:style>
    <style:style style:name="T45" style:family="text">
      <style:text-properties style:text-line-through-style="solid" style:text-line-through-type="single"/>
    </style:style>
    <style:style style:name="T46" style:family="text">
      <style:text-properties style:text-line-through-style="solid" style:text-line-through-type="single" officeooo:rsid="003a0884"/>
    </style:style>
    <style:style style:name="T47" style:family="text">
      <style:text-properties fo:background-color="#ffff00" loext:char-shading-value="0"/>
    </style:style>
    <style:style style:name="T48" style:family="text">
      <style:text-properties fo:background-color="#ffff00" loext:char-shading-value="0"/>
    </style:style>
    <style:style style:name="T49" style:family="text">
      <style:text-properties officeooo:rsid="005050b3"/>
    </style:style>
    <style:style style:name="T50" style:family="text">
      <style:text-properties officeooo:rsid="0019e32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Séq. <text:span text:style-name="T4">0</text:span></text:p>
          </table:table-cell>
          <table:table-cell table:style-name="Tableau1.A1" office:value-type="string">
            <text:p text:style-name="P7"><text:s/><text:span text:style-name="T5">Séquence 0</text:span></text:p>
            <text:p text:style-name="P8">Com<text:span text:style-name="T27">ment apporter des secours rapidement en montagne ?</text:span></text:p>
          </table:table-cell>
          <table:table-cell table:style-name="Tableau1.A1" office:value-type="string">
            <text:p text:style-name="P9"><text:span text:style-name="T8">4</text:span><text:span text:style-name="T6">ème </text:span></text:p>
            <text:p text:style-name="P10">ou</text:p>
            <text:p text:style-name="P10">3ème</text:p>
          </table:table-cell>
        </table:table-row>
      </table:table>
      <text:p text:style-name="P24"/>
      <text:p text:style-name="P2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Prérequis</text:p>
          </table:table-cell>
          <table:table-cell table:style-name="Tableau2.A1" office:value-type="string">
            <text:p text:style-name="P11">Compétences visées</text:p>
          </table:table-cell>
        </table:table-row>
        <table:table-row>
          <table:table-cell table:style-name="Tableau2.A2" office:value-type="string">
            <text:p text:style-name="P58"><text:span text:style-name="T7">Matériaux et objets techniques</text:span><text:span text:style-name="T16"> – </text:span><text:span text:style-name="T17">Décrire le fonctionnement d’objets techniques, leurs fonctions et leurs constitutions</text:span> (cycle 3) :</text:p>
            <text:list xml:id="list1130593904" text:style-name="L1">
              <text:list-item>
                <text:p text:style-name="P59">fonction d’usage et d’estime ;</text:p>
              </text:list-item>
              <text:list-item>
                <text:p text:style-name="P52"><text:span text:style-name="T45">fonction technique, solutions techniques.</text:span></text:p>
              </text:list-item>
            </text:list>
            <text:p text:style-name="P53">Objet technique</text:p>
            <text:p text:style-name="P53">Recherche documentaire</text:p>
            <text:p text:style-name="P53"/>
          </table:table-cell>
          <table:table-cell table:style-name="Tableau2.A2" office:value-type="string">
            <text:p text:style-name="P60"><text:span text:style-name="T3">Modélisation et simulation des objets et systèmes techniques</text:span><text:span text:style-name="T21"> – </text:span><text:span text:style-name="T18">Associer des solutions techniques à des fonctions :</text:span></text:p>
            <text:list xml:id="list1656104920" text:style-name="L2">
              <text:list-item>
                <text:p text:style-name="P54"><text:span text:style-name="T45">a</text:span><text:span text:style-name="T46">nalyse fonctionnelle et systémiqu</text:span><text:span text:style-name="T3">e.</text:span></text:p>
              </text:list-item>
            </text:list>
            <text:p text:style-name="P55"/>
            <text:p text:style-name="P55">Rechercher des solutions techniques à un problème posé.</text:p>
            <text:p text:style-name="P55">Décrire la structure et le comportement d’un système</text:p>
          </table:table-cell>
        </table:table-row>
      </table:table>
      <text:p text:style-name="P25"/>
      <text:p text:style-name="P43">Remarque<text:span text:style-name="T13">s</text:span> :</text:p>
      <text:p text:style-name="P41">Cette séance a pour but de prendre en main <text:span text:style-name="T5">une classe de n’importe quel niveau, dans n’importe quel établissement scolaire. </text:span></text:p>
      <text:p text:style-name="P42">Au delà de rencontrer des nouveaux élèves, cette première visite doit permettre de recenser le matériel disponible (ordinateurs, vidéoprojecteur, matériel pour les TP…). </text:p>
      <text:h text:style-name="Heading_20_1" text:outline-level="1">Démarche</text:h>
      <text:p text:style-name="Text_20_body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2">S<text:span text:style-name="T27">éances</text:span></text:p>
          </table:table-cell>
          <table:table-cell table:style-name="Tableau3.B1" office:value-type="string">
            <text:p text:style-name="P12">Séance 1 : <text:span text:style-name="T3">1h20 – Séance 2 : 15 min. d’évaluation.</text:span></text:p>
            <text:p text:style-name="P15">Ces séances peuvent être réalisées en groupe ou classe entière</text:p>
          </table:table-cell>
        </table:table-row>
        <table:table-row>
          <table:table-cell table:style-name="Tableau3.A2" office:value-type="string">
            <text:p text:style-name="P15">Positionnement temporel</text:p>
          </table:table-cell>
          <table:table-cell table:style-name="Tableau3.B2" office:value-type="string">
            <text:p text:style-name="P15">Milieu ou fin de cycle 4 (4ème ou 3ème)</text:p>
          </table:table-cell>
        </table:table-row>
        <table:table-row>
          <table:table-cell table:style-name="Tableau3.A2" office:value-type="string">
            <text:p text:style-name="P14">Démarche</text:p>
          </table:table-cell>
          <table:table-cell table:style-name="Tableau3.B4" office:value-type="string">
            <text:p text:style-name="P17">Démarche d’investigation</text:p>
          </table:table-cell>
        </table:table-row>
        <table:table-row>
          <table:table-cell table:style-name="Tableau3.A2" office:value-type="string">
            <text:p text:style-name="P12">Matériel</text:p>
          </table:table-cell>
          <table:table-cell table:style-name="Tableau3.B4" office:value-type="string">
            <text:p text:style-name="P18">1 vidéoprojecteur (optionnel)</text:p>
          </table:table-cell>
        </table:table-row>
        <table:table-row>
          <table:table-cell table:style-name="Tableau3.A5" office:value-type="string">
            <text:p text:style-name="P13">Photocopies</text:p>
          </table:table-cell>
          <table:table-cell table:style-name="Tableau3.B5" office:value-type="string">
            <text:p text:style-name="P61">**************</text:p>
          </table:table-cell>
        </table:table-row>
      </table:table>
      <text:p text:style-name="Text_20_body"/>
      <text:h text:style-name="P70" text:outline-level="1">Références disciplinaires et culturelles</text:h>
      <text:list xml:id="list408950954" text:style-name="L3">
        <text:list-item>
          <text:p text:style-name="P79">01 Analyse systèmes – Introduction </text:p>
        </text:list-item>
        <text:list-item>
          <text:p text:style-name="P79">02 Chaîne fonctionnelle</text:p>
        </text:list-item>
      </text:list>
      <text:h text:style-name="P70" text:outline-level="1">Pour aller plus loin</text:h>
      <text:list xml:id="list3955934429" text:style-name="L4">
        <text:list-item>
          <text:p text:style-name="P62"><text:a xlink:type="simple" xlink:href="http://sti.ac-lyon.fr/" office:target-frame-name="_top" xlink:show="replace" text:style-name="Internet_20_link" text:visited-style-name="Visited_20_Internet_20_Link"><text:span text:style-name="Police_20_par_20_défaut"><text:span text:style-name="T24">http://sti.ac-lyon.fr</text:span></text:span></text:a></text:p>
        </text:list-item>
      </text:list>
      <text:h text:style-name="P71" text:outline-level="1">Remarques</text:h>
      <text:p text:style-name="P94"><text:span text:style-name="T9">Sur cette fiche séquence</text:span></text:p>
      <text:p text:style-name="P44">Les portions de textes présentant, comme ici, une barre sur la gauche, sont les textes qui devront être écrits au tableau et recopier par l’élève. </text:p>
      <text:p text:style-name="P51">Sur les documents projetés</text:p>
      <text:p text:style-name="P50">Les textes <text:span text:style-name="T6">en noirs</text:span> (cours) et <text:span text:style-name="T10">en verts</text:span> (corrections d’exercice) doivent être notés dans le cahier de l’élève.</text:p>
      <text:p text:style-name="P95"><text:span text:style-name="T15">Les textes en </text:span><text:span text:style-name="T26">bleu</text:span><text:span text:style-name="T15"> sont des consignes pour un travail, ils ne doivent pas être notés dans le cahier de l’élève.</text:span></text:p>
      <text:h text:style-name="P78" text:outline-level="1">Accueil des élèves – 10 minutes</text:h>
      <text:list xml:id="list1375103583" text:style-name="L5">
        <text:list-item>
          <text:p text:style-name="P81">Mettre les élèves dans le couloir.</text:p>
        </text:list-item>
        <text:list-item>
          <text:p text:style-name="P80">Laisser installer les élèves.</text:p>
        </text:list-item>
        <text:list-item>
          <text:p text:style-name="P80">Attendre que le calme soit revenu et faire l’appel (5’).</text:p>
        </text:list-item>
        <text:list-item>
          <text:p text:style-name="P80">Questionner les élèves sur leur travail précédent (activité, objectif visé, …) (5’).</text:p>
        </text:list-item>
      </text:list>
      <text:h text:style-name="P72" text:outline-level="1">1. Situation problème – <text:span text:style-name="T11">2 minutes</text:span></text:h>
      <text:list xml:id="list2471895163" text:style-name="L6">
        <text:list-item>
          <text:p text:style-name="P82">Vidéo – <text:span text:style-name="T27">ascension en solo d’un sommet (alpinisme) ? (S00_2_SecoursDrone_01_SituationDeclenchante.mp4)</text:span></text:p>
        </text:list-item>
      </text:list>
      <text:h text:style-name="P72" text:outline-level="1">2. Appropriation – <text:span text:style-name="T3">8</text:span> minutes</text:h>
      <text:list xml:id="list1516769631" text:style-name="L7">
        <text:list-item>
          <text:p text:style-name="P83">Questions : <text:span text:style-name="T27">Dans quel lieu se déroule la situation présentée ?</text:span></text:p>
          <text:list>
            <text:list-item>
              <text:p text:style-name="P84">En haute montage :  « Broad Peak », un des sommets de l’Himalaya, 6047 m d’altitude. </text:p>
            </text:list-item>
          </text:list>
        </text:list-item>
        <text:list-item>
          <text:p text:style-name="P84">Quel problème est énoncé ?</text:p>
          <text:list>
            <text:list-item>
              <text:p text:style-name="P84">Comment retrouver une personne disparue en montagne ?</text:p>
            </text:list-item>
          </text:list>
        </text:list-item>
      </text:list>
      <text:p text:style-name="P38"/>
      <text:p text:style-name="P47">1. Présentation du problème</text:p>
      <text:p text:style-name="P45">Un alpiniste chevronné effectue l’ascension du « Broad Peak », 12e sommet le plus haut du monde en solo (6047 m). Il fait une chute de plus de 30 m de hauteur. Les personnes présentes sur le camp de base n’ont plus aucune nouvelle de lui. </text:p>
      <text:p text:style-name="P45">«  Comment vont-ils réussir à le retrouver ? »</text:p>
      <text:p text:style-name="P46"><text:span text:style-name="T19">Vérifier que les élèves prennent le cours.</text:span> </text:p>
      <text:h text:style-name="P74" text:outline-level="1"><text:span text:style-name="T28">3. Hypothèses – </text:span><text:span text:style-name="T31">2</text:span><text:span text:style-name="T30">0</text:span><text:span text:style-name="T29"> minutes</text:span></text:h>
      <text:list xml:id="list721403396" text:style-name="L8">
        <text:list-item>
          <text:p text:style-name="P63"><text:span text:style-name="T12">Laisser les élèves constituer</text:span> des groupes de <text:span text:style-name="T14">4</text:span> élèves.</text:p>
        </text:list-item>
      </text:list>
      <text:p text:style-name="P39"/>
      <text:p text:style-name="P48"><text:span text:style-name="T36">2</text:span>. <text:span text:style-name="T36">Émission d’hypothèses</text:span></text:p>
      <text:list xml:id="list3410910098" text:style-name="L9">
        <text:list-item>
          <text:p text:style-name="P89">Quels systèmes ou quels moyens peuvent être utilisés ?</text:p>
        </text:list-item>
        <text:list-item>
          <text:p text:style-name="P90">Quelles vont être les différentes étapes qui permettront de secourir l’alpiniste ?</text:p>
        </text:list-item>
      </text:list>
      <text:p text:style-name="P49">(<text:span text:style-name="T37">L</text:span>es hypothèses sont noté<text:span text:style-name="T37">e</text:span>s sur la feuille par chaque élève.)</text:p>
      <text:p text:style-name="P30"><text:s/></text:p>
      <text:p text:style-name="P64">Échange collectif</text:p>
      <text:list xml:id="list4278651353" text:style-name="L10">
        <text:list-item>
          <text:p text:style-name="P65">Étape 1 : un élève formule une des hypothèses trouvées.</text:p>
        </text:list-item>
        <text:list-item>
          <text:p text:style-name="P66"><text:span text:style-name="T38">Étape 2 : </text:span><text:span text:style-name="T39">projection de la 2nde vidéo S00_2_SecoursDrone_02_RickAllen.mp4. </text:span></text:p>
        </text:list-item>
      </text:list>
      <text:p text:style-name="P30"/>
      <text:list xml:id="list3717065709" text:style-name="L11">
        <text:list-header>
          <text:p text:style-name="P91">« Comment Rick Allen Bargiel a t-il été secouru ? »</text:p>
        </text:list-header>
        <text:list-item>
          <text:p text:style-name="P92">Il a été repéré grâce à un drone piloté depuis le camp de base. Ce dernier a survolé la zone correspondant au trajet prévu. Grâce au retour vidéo, l’alpiniste a été repéré puis localisé précisément. Les secours ont ensuite pu se rendre sur les lieux rapidement afin de lui porter secours.</text:p>
        </text:list-item>
      </text:list>
      <text:p text:style-name="P29"><text:s/></text:p>
      <text:h text:style-name="P75" text:outline-level="1">4. Résolution – <text:span text:style-name="T40">Analyse d’un système technique : le Drone – 40 minutes</text:span></text:h>
      <text:p text:style-name="P40"><text:span text:style-name="T32">Dans chaque groupe de 4, les élèves sont séparés en </text:span><text:span text:style-name="T33">2.</text:span></text:p>
      <text:list xml:id="list986287711" text:style-name="L12">
        <text:list-item>
          <text:p text:style-name="P85"><text:span text:style-name="T33">U</text:span><text:span text:style-name="T32">n groupe va travailler sur le « Principe de fonctionnement  du Drone ».</text:span></text:p>
          <text:p text:style-name="P85"><text:span text:style-name="T41"> </text:span><text:span text:style-name="T33">Fi</text:span><text:span text:style-name="T32">che S1-2 Activité élèves groupe 1 - Fonctionnement du drone</text:span></text:p>
        </text:list-item>
        <text:list-item>
          <text:p text:style-name="P85"><text:span text:style-name="T33">L</text:span><text:span text:style-name="T32">’autre groupe va travailler sur « Les différentes applications des Drones ».</text:span></text:p>
          <text:p text:style-name="P86"><text:span text:style-name="T41"> </text:span><text:span text:style-name="T33">Fi</text:span><text:span text:style-name="T32">che S1-2 Activité élèves groupe – Domaines application des drones.</text:span></text:p>
          <text:p text:style-name="P69"><text:span text:style-name="T34">Les élèves</text:span><text:span text:style-name="T35"> travaillent par groupe de </text:span><text:span text:style-name="T34">4</text:span><text:span text:style-name="T35">. Les échanges entre les élèves sont demandés.</text:span></text:p>
        </text:list-item>
      </text:list>
      <text:p text:style-name="P27"/>
      <text:p text:style-name="P32"><text:soft-page-break/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6">Groupe 1</text:p>
            <text:p text:style-name="P16">« Principe de fonctionnement du drone »</text:p>
          </table:table-cell>
          <table:table-cell table:style-name="Tableau5.A1" office:value-type="string">
            <text:p text:style-name="P16">Groupe 2</text:p>
            <text:p text:style-name="P16">« Différentes applications du drone »</text:p>
          </table:table-cell>
        </table:table-row>
        <table:table-row>
          <table:table-cell table:style-name="Tableau5.A2" office:value-type="string">
            <text:p text:style-name="P19">Compléter la fiche de travail Groupe 1 :<text:span text:style-name="T48">***</text:span></text:p>
            <text:list xml:id="list2130976931" text:style-name="L13">
              <text:list-item>
                <text:p text:style-name="P56">Quelles sont les différentes fonctions du Drone ?</text:p>
              </text:list-item>
              <text:list-item>
                <text:p text:style-name="P56">Compléter le FAST fourni.</text:p>
              </text:list-item>
              <text:list-item>
                <text:p text:style-name="P56">Comment le drone assure t-il ses déplacements ?</text:p>
              </text:list-item>
              <text:list-item>
                <text:p text:style-name="P56">Compléter la chaîne d’énergie.Compléter la fiche de travail Groupe.</text:p>
              </text:list-item>
            </text:list>
          </table:table-cell>
          <table:table-cell table:style-name="Tableau5.A2" office:value-type="string">
            <text:p text:style-name="P20"><text:span text:style-name="T21">Compléter la fiche de travail Groupe </text:span><text:span text:style-name="T20">2 : </text:span><text:span text:style-name="T23">***</text:span></text:p>
            <text:list xml:id="list4158344976" text:style-name="L14">
              <text:list-item>
                <text:p text:style-name="P57">Quelles sont les différents domaines d’application des drones ?</text:p>
              </text:list-item>
              <text:list-item>
                <text:p text:style-name="P57">Capturer des données aériennes.</text:p>
              </text:list-item>
              <text:list-item>
                <text:p text:style-name="P57">Les drones pour secourir des personnes en difficultés dans des zones difficiles d’accès.</text:p>
              </text:list-item>
              <text:list-item>
                <text:p text:style-name="P57">Les drones dans l’agriculture, dans l’architecture.</text:p>
              </text:list-item>
              <text:list-item>
                <text:p text:style-name="P57">Les drones au service du développement durable.</text:p>
              </text:list-item>
            </text:list>
          </table:table-cell>
        </table:table-row>
      </table:table>
      <text:p text:style-name="P26"/>
      <text:list xml:id="list232236149652195" text:continue-list="list721403396" text:style-name="L8">
        <text:list-item>
          <text:p text:style-name="P67">Profiter de ce moment pour consulter le cahier d’un élève, et voir ce qu’il a fait le reste de l’année.</text:p>
        </text:list-item>
      </text:list>
      <text:h text:style-name="P76" text:outline-level="1"><text:span text:style-name="T2">5</text:span>. <text:span text:style-name="T2">Restitution </text:span>– <text:span text:style-name="T2">10 minutes</text:span></text:h>
      <text:p text:style-name="P28"><text:span text:style-name="T49">Par groupe de 4 élèves</text:span>, les élèves présentent aux 2 autres les travaux qu’ils ont effectué. <text:span text:style-name="T42">C</text:span>et échange peut permettre de compléter les réponses.</text:p>
      <text:p text:style-name="P31"/>
      <text:h text:style-name="P77" text:outline-level="1"><text:span text:style-name="T43">6. </text:span>Fin de classe – <text:span text:style-name="T43">Fin de séance</text:span></text:h>
      <text:list xml:id="list4000235736" text:style-name="L15">
        <text:list-item>
          <text:p text:style-name="P87">Les élèves ne sortent que quand ils ont fini de prendre le cours.</text:p>
        </text:list-item>
        <text:list-item>
          <text:p text:style-name="P87">Vérifier le bon état de la salle (chaise rangée, pas de papier par terre, …).</text:p>
        </text:list-item>
        <text:list-item>
          <text:p text:style-name="P87">Montrer sa présence vers la porte pour éviter le chahut lors de la sortie des élèves.</text:p>
        </text:list-item>
      </text:list>
      <text:p text:style-name="P88"/>
      <text:h text:style-name="P73" text:outline-level="1">6. Synthèse – <text:span text:style-name="T43">Début de séance 2</text:span></text:h>
      <text:p text:style-name="P93">A FAIRE </text:p>
      <text:p text:style-name="P33">Fonctions techniques → Solutions techniques</text:p>
      <text:p text:style-name="P33"><text:span text:style-name="T44">Chaîne</text:span> d’énergie du drone</text:p>
      <text:p text:style-name="P33">Domaines d’application</text:p>
      <text:p text:style-name="P68">Vérifier que tous les élèves <text:span text:style-name="T50">complètent leur fich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Wingdings" svg:font-family="Wingdings" style:font-adornments="Normal"/>
    <style:font-face style:name="Arial2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Calibri" fo:font-family="Calibri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Calibri1" fo:font-family="Calibri" style:font-family-generic="swiss" style:font-pitch="variable" officeooo:rsid="0006b843"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215868"/>
      <style:paragraph-properties fo:margin-top="0.423cm" fo:margin-bottom="0.212cm" loext:contextual-spacing="false" fo:background-color="#215868"/>
      <style:text-properties fo:color="#ffffff" fo:font-size="105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tandard_5f_4" style:display-name="Standard_4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3" style:display-name="Standard_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2" style:display-name="Standard_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1" style:display-name="Standard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Plan_20_9" style:display-name="Plan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8" style:display-name="Plan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7" style:display-name="Plan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6" style:display-name="Plan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5" style:display-name="Plan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4" style:display-name="Plan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3" style:display-name="Plan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Plan_20_2" style:display-name="Plan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Plan_20_1" style:display-name="Plan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Notes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Arrière-plan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Objets_20_d_27_arrière-plan" style:display-name="Objets d'arrière-plan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yello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/>
      <style:text-properties fo:color="#000000" style:font-name="Mangal" fo:font-family="Mangal" style:font-family-generic="roman" style:font-pitch="variable" fo:font-size="18pt" fo:language="fr" fo:country="FR" style:letter-kerning="true" style:font-name-asian="Liberation Sans1" style:font-family-asian="'Liberation Sans'" style:font-family-generic-asian="system" style:font-pitch-asian="variable" style:font-size-asian="18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objekte" style:display-name="Standard~LT~Hintergrundobjek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Notizen" style:display-name="Standard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Untertitel" style:display-name="Standard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Titel" style:display-name="Standard~LT~Titel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4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4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Gliederung_20_9" style:display-name="Standard~LT~Gliederung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4" style:display-name="Standard~LT~Gliederung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3" style:display-name="Standard~LT~Gliederung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7e_LT_7e_Gliederung_20_2" style:display-name="Standard~LT~Gliederung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Ligne_20_de_20_cote" style:display-name="Ligne de co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2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1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1" style:display-name="Titre principal1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Corps_20_de_20_texte_20_justifié" style:display-name="Corps de texte justifié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" style:display-name="Objet sans remplissag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ombre" style:display-name="Objet avec ombr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flèche" style:display-name="Objet avec flèch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_30_8_5f_Commentaire" style:display-name="08_Commentaire" style:family="paragraph" style:default-outline-level="">
      <style:paragraph-properties fo:margin-top="0.176cm" fo:margin-bottom="0cm" loext:contextual-spacing="false" style:line-height-at-least="0.459cm" fo:text-align="justify" style:justify-single-word="false" fo:orphans="0" fo:widows="0" fo:hyphenation-ladder-count="no-limit" style:writing-mode="lr-tb"/>
      <style:text-properties fo:color="#000000" style:font-name="Guide Pedago NCond" fo:font-family="'Guide Pedago NCond'" style:font-family-generic="roman" style:font-pitch="variable" fo:font-size="11pt" fo:language="fr" fo:country="FR" fo:font-style="italic" style:font-name-asian="Guide Pedago NCond1" style:font-family-asian="'Guide Pedago NCond'" style:font-family-generic-asian="system" style:font-pitch-asian="variable" style:font-size-asian="11pt" style:language-asian="zxx" style:country-asian="none" style:font-style-asian="italic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T_5f_Texte_5f_courant" style:display-name="T_Texte_courant" style:family="paragraph" style:default-outline-level="">
      <style:paragraph-properties style:line-height-at-least="0.459cm" fo:text-align="justify" style:justify-single-word="false" fo:orphans="0" fo:widows="0" fo:hyphenation-ladder-count="no-limit" style:writing-mode="lr-tb"/>
      <style:text-properties fo:color="#000000" style:font-name="Guide Pedago Times" fo:font-family="'Guide Pedago Times'" style:font-family-generic="roman" style:font-pitch="variable" fo:font-size="11pt" fo:language="fr" fo:country="FR" style:font-name-asian="Guide Pedago Times1" style:font-family-asian="'Guide Pedago Times'" style:font-family-generic-asian="system" style:font-pitch-asian="variable" style:font-size-asian="11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6_5f_Question_20_enonce" style:display-name="06_Question enonce" style:family="paragraph" style:default-outline-level="">
      <style:paragraph-properties fo:margin-top="0.212cm" fo:margin-bottom="0cm" loext:contextual-spacing="false" style:line-height-at-least="0.459cm" fo:text-align="justify" style:justify-single-word="false" fo:orphans="0" fo:widows="0" fo:hyphenation-ladder-count="no-limit" fo:keep-with-next="always" style:writing-mode="lr-tb"/>
      <style:text-properties fo:color="#000000" style:font-name="Guide Pedago Times" fo:font-family="'Guide Pedago Times'" style:font-family-generic="roman" style:font-pitch="variable" fo:font-size="11pt" fo:language="fr" fo:country="FR" fo:font-weight="bold" style:font-name-asian="Guide Pedago Times1" style:font-family-asian="'Guide Pedago Times'" style:font-family-generic-asian="system" style:font-pitch-asian="variable" style:font-size-asian="11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4_5f_Exercice_5f_titre" style:display-name="04_Exercice_titre" style:family="paragraph" style:default-outline-level="">
      <style:paragraph-properties fo:margin-top="1.199cm" fo:margin-bottom="0cm" loext:contextual-spacing="false" style:line-height-at-least="0.529cm" fo:text-align="start" style:justify-single-word="false" fo:orphans="0" fo:widows="0" fo:hyphenation-ladder-count="no-limit" fo:keep-with-next="always" style:writing-mode="lr-tb"/>
      <style:text-properties fo:color="#000000" style:font-name="Guide Pedago NCond" fo:font-family="'Guide Pedago NCond'" style:font-family-generic="roman" style:font-pitch="variable" fo:font-size="13pt" fo:language="fr" fo:country="FR" fo:font-weight="bold" style:font-name-asian="Guide Pedago NCond1" style:font-family-asian="'Guide Pedago NCond'" style:font-family-generic-asian="system" style:font-pitch-asian="variable" style:font-size-asian="13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0_5f_Chap_5f_titre" style:display-name="00_Chap_titre" style:family="paragraph" style:default-outline-level="">
      <style:paragraph-properties fo:margin-left="2.469cm" fo:margin-right="0cm" fo:margin-top="0cm" fo:margin-bottom="0.706cm" loext:contextual-spacing="false" style:line-height-at-least="0.988cm" fo:text-align="start" style:justify-single-word="false" fo:orphans="0" fo:widows="0" fo:hyphenation-ladder-count="no-limit" fo:text-indent="-2.469cm" style:auto-text-indent="false" fo:keep-with-next="always" style:writing-mode="lr-tb">
        <style:tab-stops>
          <style:tab-stop style:position="2.469cm"/>
        </style:tab-stops>
      </style:paragraph-properties>
      <style:text-properties fo:color="#000000" style:font-name="Guide Pedago Arial" fo:font-family="'Guide Pedago Arial'" style:font-family-generic="roman" style:font-pitch="variable" fo:font-size="24pt" fo:language="fr" fo:country="FR" style:font-name-asian="Guide Pedago Arial1" style:font-family-asian="'Guide Pedago Arial'" style:font-family-generic-asian="system" style:font-pitch-asian="variable" style:font-size-asian="24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2.554cm" style:rel-column-width="9299*"/>
    </style:style>
    <style:style style:name="Tableau6.B" style:family="table-column">
      <style:table-column-properties style:column-width="15.448cm" style:rel-column-width="56236*"/>
    </style:style>
    <style:style style:name="Tableau6.1" style:family="table-row">
      <style:table-row-properties style:min-row-height="0.6cm"/>
    </style:style>
    <style:style style:name="Tableau6.A1" style:family="table-cell">
      <style:table-cell-properties fo:padding="0.097cm" fo:border="none"/>
    </style:style>
    <style:style style:name="Tableau6.B1" style:family="table-cell">
      <style:table-cell-properties fo:padding="0.097cm" fo:border-left="none" fo:border-right="none" fo:border-top="none" fo:border-bottom="0.5pt solid #000000"/>
    </style:style>
    <style:style style:name="Tableau7" style:family="table">
      <style:table-properties style:width="18.002cm" table:align="margins"/>
    </style:style>
    <style:style style:name="Tableau7.A" style:family="table-column">
      <style:table-column-properties style:column-width="6.001cm" style:rel-column-width="21845*"/>
    </style:style>
    <style:style style:name="Tableau7.A1" style:family="table-cell">
      <style:table-cell-properties fo:padding="0.097cm" fo:border-left="none" fo:border-right="none" fo:border-top="0.5pt solid #000000" fo:border-bottom="none"/>
    </style:style>
    <style:style style:name="Tableau7.B1" style:family="table-cell">
      <style:table-cell-properties style:vertical-align="middle" fo:padding="0.097cm" fo:border-left="none" fo:border-right="none" fo:border-top="0.5pt solid #000000" fo:border-bottom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none" fo:border-right="none" fo:border-top="0.5pt solid #000000" fo:border-bottom="none"/>
    </style:style>
    <style:style style:name="Tableau4.B1" style:family="table-cell">
      <style:table-cell-properties style:vertical-align="middle" fo:padding="0.097cm" fo:border-left="none" fo:border-right="none" fo:border-top="0.5pt solid #000000" fo:border-bottom="none"/>
    </style:style>
    <style:style style:name="MP1" style:family="paragraph" style:parent-style-name="Header">
      <style:text-properties officeooo:paragraph-rsid="0027c9e5"/>
    </style:style>
    <style:style style:name="MP2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MP3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MP4" style:family="paragraph" style:parent-style-name="Standard">
      <style:text-properties officeooo:paragraph-rsid="0027c9e5"/>
    </style:style>
    <style:style style:name="MP5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6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MP7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8" style:family="paragraph" style:parent-style-name="Standard">
      <style:text-properties officeooo:paragraph-rsid="000f329f"/>
    </style:style>
    <style:style style:name="MP9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0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MP11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2" style:family="paragraph" style:parent-style-name="Standard">
      <style:text-properties officeooo:paragraph-rsid="0010f1f2"/>
    </style:style>
    <style:style style:name="MT1" style:family="text">
      <style:text-properties officeooo:rsid="00426943"/>
    </style:style>
    <style:style style:name="MT2" style:family="text">
      <style:text-properties officeooo:rsid="003c2cd3"/>
    </style:style>
    <style:style style:name="MT3" style:family="text">
      <style:text-properties officeooo:rsid="003a0884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6" text:anchor-type="paragraph" svg:x="0.277cm" svg:y="-0.109cm" svg:width="2.134cm" svg:height="1.799cm" draw:z-index="1"><draw:image xlink:href="Pictures/100002010000007900000066DB6930B4E9D68647.png" xlink:type="simple" xlink:show="embed" xlink:actuate="onLoad" loext:mime-type="image/png"/></draw:frame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2"/>
            </table:table-cell>
            <table:table-cell table:style-name="Tableau6.B1" office:value-type="string">
              <text:p text:style-name="MP3">Groupe Ressources Disciplinaires ST<text:span text:style-name="MT1">I</text:span></text:p>
            </table:table-cell>
          </table:table-row>
        </table:table>
        <text:p text:style-name="MP4"/>
      </style:header>
      <style:footer>
        <table:table table:name="Tableau7" table:style-name="Tableau7">
          <table:table-column table:style-name="Tableau7.A" table:number-columns-repeated="3"/>
          <table:table-row>
            <table:table-cell table:style-name="Tableau7.A1" office:value-type="string">
              <text:p text:style-name="MP5">GRD</text:p>
            </table:table-cell>
            <table:table-cell table:style-name="Tableau7.B1" office:value-type="string">
              <text:p text:style-name="MP6"><text:page-number text:select-page="current">2</text:page-number></text:p>
            </table:table-cell>
            <table:table-cell table:style-name="Tableau7.B1" office:value-type="string">
              <text:p text:style-name="MP7">S0 <text:s/><text:span text:style-name="MT2">Économie</text:span> d’eau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footer>
        <table:table table:name="Tableau4" table:style-name="Tableau4">
          <table:table-column table:style-name="Tableau4.A" table:number-columns-repeated="3"/>
          <table:table-row>
            <table:table-cell table:style-name="Tableau4.A1" office:value-type="string">
              <text:p text:style-name="MP9">GRD</text:p>
            </table:table-cell>
            <table:table-cell table:style-name="Tableau4.B1" office:value-type="string">
              <text:p text:style-name="MP10"><text:page-number text:select-page="current">1</text:page-number></text:p>
            </table:table-cell>
            <table:table-cell table:style-name="Tableau4.B1" office:value-type="string">
              <text:p text:style-name="MP11">S0 – <text:span text:style-name="MT3">Économie d’</text:span>eau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2:03:55.548000000</meta:creation-date>
    <dc:date>2019-05-13T23:22:34.182000000</dc:date>
    <meta:editing-duration>PT6H58M47S</meta:editing-duration>
    <meta:editing-cycles>48</meta:editing-cycles>
    <meta:generator>LibreOffice/6.2.3.2$Windows_X86_64 LibreOffice_project/aecc05fe267cc68dde00352a451aa867b3b546ac</meta:generator>
    <meta:document-statistic meta:table-count="7" meta:image-count="1" meta:object-count="0" meta:page-count="3" meta:paragraph-count="114" meta:word-count="915" meta:character-count="5495" meta:non-whitespace-character-count="4699"/>
    <meta:user-defined meta:name="Info 1"/>
    <meta:user-defined meta:name="Info 2"/>
    <meta:user-defined meta:name="Info 3"/>
    <meta:user-defined meta:name="Info 4"/>
  </office:meta>
</office:document-meta>
</file>